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jpeg" manifest:full-path="Pictures/100000000000029400000350EAB24E643376E57B.jpg"/>
  <manifest:file-entry manifest:media-type="text/xml" manifest:full-path="settings.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visibility="hidden"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graphic-properties style:protect="size"/>
    </style:style>
    <style:style style:name="pr1" style:family="presentation" style:parent-style-name="TITLE-title">
      <style:graphic-properties draw:stroke="none" svg:stroke-width="0cm" draw:fill="none" draw:textarea-vertical-align="top" draw:auto-grow-height="false" draw:fit-to-size="false" fo:min-height="3.181cm" fo:padding-top="0.127cm" fo:padding-bottom="0.127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fo:min-height="11.049cm" fo:padding-top="0.127cm" fo:padding-bottom="0.127cm" fo:padding-left="0.254cm" fo:padding-right="0.254cm" fo:wrap-option="wrap"/>
    </style:style>
    <style:style style:name="pr3" style:family="presentation" style:parent-style-name="TITLE-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4" style:family="presentation" style:parent-style-name="OBJECT-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pr5" style:family="presentation" style:parent-style-name="OBJECT-outline1">
      <style:graphic-properties draw:stroke="none" svg:stroke-width="0cm" draw:fill="none" draw:textarea-vertical-align="top" draw:auto-grow-height="false" draw:fit-to-size="false" fo:min-height="10.798cm" fo:padding-top="0.254cm" fo:padding-bottom="0.254cm" fo:padding-left="0.254cm" fo:padding-right="0.254cm" fo:wrap-option="wrap"/>
    </style:style>
    <style:style style:name="pr6" style:family="presentation" style:parent-style-name="OBJECT-notes">
      <style:graphic-properties draw:stroke="none" svg:stroke-width="0cm" draw:fill="none" draw:fill-color="#ffffff" draw:textarea-vertical-align="middle" draw:auto-grow-height="false" draw:fit-to-size="false" fo:min-height="12.408cm" fo:padding-top="0.254cm" fo:padding-bottom="0.254cm" fo:padding-left="0.254cm" fo:padding-right="0.254cm" fo:wrap-option="wrap"/>
    </style:style>
    <style:style style:name="pr7" style:family="presentation" style:parent-style-name="OBJECT-backgroundobjects">
      <style:graphic-properties draw:stroke="none" svg:stroke-width="0cm" draw:fill="none" draw:fill-color="#ffffff" draw:textarea-vertical-align="bottom" draw:auto-grow-height="false" draw:fit-to-size="false" fo:min-height="12.408cm" fo:padding-top="0.129cm" fo:padding-bottom="0.129cm" fo:padding-left="0.258cm" fo:padding-right="0.258cm" fo:wrap-option="wrap"/>
    </style:style>
    <style:style style:name="P1" style:family="paragraph">
      <style:paragraph-properties fo:margin-left="0cm" fo:margin-right="0cm" fo:margin-top="0cm" fo:margin-bottom="0cm" fo:line-height="100%" fo:text-align="center" fo:text-indent="0cm" style:writing-mode="lr-tb">
        <style:tab-stops>
          <style:tab-stop style:position="0cm"/>
        </style:tab-stops>
      </style:paragraph-properties>
    </style:style>
    <style:style style:name="P2" style:family="paragraph">
      <style:paragraph-properties fo:text-align="start" style:font-independent-line-spacing="true"/>
      <style:text-properties fo:font-size="44pt"/>
    </style:style>
    <style:style style:name="P3" style:family="paragraph">
      <style:paragraph-properties fo:margin-left="0cm" fo:margin-right="0cm" fo:margin-top="0.226cm" fo:margin-bottom="0cm" fo:line-height="100%" fo:text-align="center" fo:text-indent="0cm" style:writing-mode="lr-tb">
        <style:tab-stops>
          <style:tab-stop style:position="0cm"/>
        </style:tab-stops>
      </style:paragraph-properties>
    </style:style>
    <style:style style:name="P4" style:family="paragraph">
      <style:paragraph-properties fo:margin-left="0cm" fo:margin-right="0cm" fo:margin-top="0.198cm" fo:margin-bottom="0cm" fo:line-height="100%" fo:text-align="center" fo:text-indent="0cm" style:writing-mode="lr-tb">
        <style:tab-stops>
          <style:tab-stop style:position="0cm"/>
        </style:tab-stops>
      </style:paragraph-properties>
    </style:style>
    <style:style style:name="P5" style:family="paragraph">
      <style:paragraph-properties fo:text-align="start" style:font-independent-line-spacing="true"/>
      <style:text-properties fo:font-size="32pt"/>
    </style:style>
    <style:style style:name="P6" style:family="paragraph">
      <style:paragraph-properties fo:text-align="start" style:font-independent-line-spacing="true"/>
      <style:text-properties fo:font-size="18pt"/>
    </style:style>
    <style:style style:name="P7" style:family="paragraph">
      <style:paragraph-properties fo:text-align="start" style:font-independent-line-spacing="true"/>
      <style:text-properties fo:font-size="40pt"/>
    </style:style>
    <style:style style:name="P8"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9" style:family="paragraph">
      <style:paragraph-properties fo:text-align="start" style:font-independent-line-spacing="true"/>
      <style:text-properties fo:font-size="28pt"/>
    </style:style>
    <style:style style:name="P10" style:family="paragraph">
      <style:paragraph-properties fo:margin-left="0cm" fo:margin-right="0cm" fo:margin-top="0cm" fo:margin-bottom="0cm" fo:line-height="100%" fo:text-align="start" fo:text-indent="0cm">
        <style:tab-stops>
          <style:tab-stop style:position="0cm"/>
        </style:tab-stops>
      </style:paragraph-properties>
      <style:text-properties fo:font-size="18pt" style:font-size-asian="14pt" style:font-size-complex="14pt"/>
    </style:style>
    <style:style style:name="P11" style:family="paragraph">
      <style:paragraph-properties fo:margin-left="0cm" fo:margin-right="0cm" fo:margin-top="0cm" fo:margin-bottom="0cm" fo:line-height="100%" fo:text-align="start" fo:text-indent="0cm" style:font-independent-line-spacing="true">
        <style:tab-stops>
          <style:tab-stop style:position="0cm"/>
        </style:tab-stops>
      </style:paragraph-properties>
      <style:text-properties fo:font-size="18pt" style:font-size-asian="14pt" style:font-size-complex="14pt"/>
    </style:style>
    <style:style style:name="T1" style:family="text">
      <style:text-properties fo:color="#000000" style:text-line-through-style="none" style:text-position="0% 100%" fo:font-family="Arial" fo:font-size="44pt" fo:letter-spacing="normal" fo:font-style="normal" style:text-underline-style="none" fo:font-weight="bold" style:font-family-asian="Arial" style:font-size-asian="44pt" style:font-style-asian="normal" style:font-weight-asian="bold" style:font-family-complex="Arial" style:font-size-complex="44pt" style:font-style-complex="normal" style:font-weight-complex="bold"/>
    </style:style>
    <style:style style:name="T2" style:family="text">
      <style:text-properties fo:color="#000000" style:text-line-through-style="none" style:text-position="0% 100%" fo:font-family="Arial" fo:font-size="30pt" fo:letter-spacing="normal" fo:font-style="normal" style:text-underline-style="none" fo:font-weight="normal" style:font-family-asian="Arial" style:font-size-asian="30pt" style:font-style-asian="normal" style:font-weight-asian="normal" style:font-family-complex="Arial" style:font-size-complex="30pt" style:font-style-complex="normal" style:font-weight-complex="normal"/>
    </style:style>
    <style:style style:name="T3" style:family="text">
      <style:text-properties fo:color="#000000" style:text-line-through-style="none" style:text-position="0% 100%" fo:font-family="Arial" fo:font-size="30pt" fo:letter-spacing="normal" fo:font-style="italic" style:text-underline-style="none" fo:font-weight="normal" style:font-family-asian="Arial" style:font-size-asian="30pt" style:font-style-asian="italic" style:font-weight-asian="normal" style:font-family-complex="Arial" style:font-size-complex="30pt" style:font-style-complex="italic" style:font-weight-complex="normal"/>
    </style:style>
    <style:style style:name="T4" style:family="text">
      <style:text-properties fo:color="#000000" style:text-line-through-style="none" style:text-position="0% 100%" fo:font-family="Arial" fo:font-size="26pt" fo:letter-spacing="normal" fo:font-style="normal" style:text-underline-style="none" fo:font-weight="normal" style:font-family-asian="Arial" style:font-size-asian="26pt" style:font-style-asian="normal" style:font-weight-asian="normal" style:font-family-complex="Arial" style:font-size-complex="26pt" style:font-style-complex="normal" style:font-weight-complex="normal"/>
    </style:style>
    <style:style style:name="T5" style:family="text">
      <style:text-properties fo:color="#000000" style:text-line-through-style="none" style:text-position="0% 100%" fo:font-family="Arial" fo:font-size="40pt" fo:letter-spacing="normal" fo:font-style="normal" style:text-underline-style="none" fo:font-weight="normal" style:font-family-asian="Arial" style:font-size-asian="40pt" style:font-style-asian="normal" style:font-weight-asian="normal" style:font-family-complex="Arial" style:font-size-complex="40pt" style:font-style-complex="normal" style:font-weight-complex="normal"/>
    </style:style>
    <style:style style:name="T6" style:family="text">
      <style:text-properties fo:color="#000000" style:text-line-through-style="none" style:text-position="0% 100%" fo:font-family="Arial" fo:font-size="18pt" fo:letter-spacing="normal" fo:font-style="normal" style:text-underline-style="none" fo:font-weight="normal" style:font-family-asian="Arial" style:font-size-asian="18pt" style:font-style-asian="normal" style:font-weight-asian="normal" style:font-family-complex="Arial" style:font-size-complex="18pt" style:font-style-complex="normal" style:font-weight-complex="normal"/>
    </style:style>
    <style:style style:name="T7" style:family="text">
      <style:text-properties fo:color="#000000" style:text-line-through-style="none" style:text-position="0% 100%" fo:font-family="Arial" fo:font-size="18pt" fo:letter-spacing="normal" fo:font-style="normal" style:text-underline-style="none" fo:font-weight="bold" style:font-family-asian="Arial" style:font-size-asian="18pt" style:font-style-asian="normal" style:font-weight-asian="bold" style:font-family-complex="Arial" style:font-size-complex="18pt" style:font-style-complex="normal" style:font-weight-complex="bold"/>
    </style:style>
    <style:style style:name="T8" style:family="text">
      <style:text-properties fo:color="#000000" style:text-line-through-style="none" style:text-position="0% 100%" fo:font-family="Arial" fo:font-size="18pt" fo:letter-spacing="normal" fo:font-style="normal" style:text-underline-style="none" style:font-family-asian="Arial" style:font-size-asian="18pt" style:font-style-asian="normal" style:font-family-complex="Arial" style:font-size-complex="18pt" style:font-style-complex="normal"/>
    </style:style>
    <style:style style:name="T9" style:family="text">
      <style:text-properties style:text-line-through-style="none" style:text-position="0% 100%" fo:font-size="14pt" fo:letter-spacing="normal" fo:font-style="normal" style:text-underline-style="none" fo:font-weight="normal" style:font-size-asian="14pt" style:font-style-asian="normal" style:font-weight-asian="normal" style:font-size-complex="14pt"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draw:name="Shape 34" presentation:style-name="pr1" draw:text-style-name="P2" draw:layer="layout" svg:width="21.589cm" svg:height="4.082cm" svg:x="1.811cm" svg:y="3.518cm" presentation:class="title" presentation:user-transformed="true">
          <draw:text-box>
            <text:p text:style-name="P1"><text:span text:style-name="T1">Linea Guida Riconoscimento Funzione dal Grafico</text:span></text:p>
          </draw:text-box>
        </draw:frame>
        <draw:frame draw:name="Shape 35" presentation:style-name="pr2" draw:text-style-name="P5" draw:layer="layout" svg:width="17.779cm" svg:height="6.332cm" svg:x="3.81cm" svg:y="9.313cm" presentation:class="subtitle" presentation:user-transformed="true">
          <draw:text-box>
            <text:p text:style-name="P1"><text:span text:style-name="T2"/></text:p>
            <text:p text:style-name="P1"><text:span text:style-name="T2">Alessio Francesconi</text:span></text:p>
            <text:p text:style-name="P3"><text:span text:style-name="T3">Simone Bertolini</text:span></text:p>
            <text:p text:style-name="P3"><text:span text:style-name="T3">Matteo Grillini</text:span></text:p>
            <text:p text:style-name="P4"><text:span text:style-name="T2"/></text:p>
            <text:p text:style-name="P4"><text:span text:style-name="T4"/></text:p>
          </draw:text-box>
        </draw:frame>
        <presentation:notes draw:style-name="dp2">
          <draw:frame draw:name="Shape 31" presentation:style-name="pr3" draw:text-style-name="P6" draw:layer="layout" svg:width="15.098cm" svg:height="12.408cm" svg:x="1.892cm" svg:y="13.097cm" presentation:class="notes" presentation:placeholder="true" presentation:user-transformed="true">
            <draw:text-box/>
          </draw:frame>
          <draw:page-thumbnail draw:name="Shape 32" draw:style-name="gr1" draw:layer="layout" svg:width="13.788cm" svg:height="10.34cm" svg:x="2.549cm" svg:y="2.068cm" draw:page-number="1" presentation:class="page"/>
        </presentation:notes>
      </draw:page>
      <draw:page draw:name="page2"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troduzione</text:span></text:p>
          </draw:text-box>
        </draw:frame>
        <draw:frame draw:name="Shape 54" presentation:style-name="pr5" draw:text-style-name="P9" draw:layer="layout" svg:width="22.859cm" svg:height="14.292cm" svg:x="1.27cm" svg:y="2.724cm" presentation:class="outline" presentation:user-transformed="true">
          <draw:text-box>
            <text:p text:style-name="P8"><text:span text:style-name="T6">Gentile Professore/Professoressa, </text:span></text:p>
            <text:p text:style-name="P8"><text:span text:style-name="T6"/></text:p>
            <text:p text:style-name="P8"><text:span text:style-name="T6">Il progetto da noi sviluppato ha come scopo principale, quello di aiutare a comprendere una funzione dal grafico e vicerversa, partendo dal grafico per arrivare alla funzione.</text:span></text:p>
            <text:p text:style-name="P8"><text:span text:style-name="T6">In particolar modo abbiamo deciso di guidare lo studente nello studio dei vari coefficenti delle funzioni polinomiali e dei casi particolari, fino ad un area di test per renderlo interattivo e un area di esercizio.</text:span></text:p>
            <text:p text:style-name="P8"><text:span text:style-name="T6">Per quanto riguarda l' interazione con il docente si è scelto di dare loro l' opportunità di inserire le funzioni che saranno parte degli esercizi che gli studenti dovranno svolgere.</text:span></text:p>
            <text:p text:style-name="P8"><text:span text:style-name="T6"/></text:p>
            <text:p text:style-name="P8"><text:span text:style-name="T7">PRIMO PASSO: </text:span><text:span text:style-name="T6">Clicca il bottone iniziamo</text:span></text:p>
            <text:p text:style-name="P8"><text:span text:style-name="T8"/></text:p>
            <text:p text:style-name="P8"><text:span text:style-name="T6"/></text:p>
            <text:p text:style-name="P8"><text:span text:style-name="T6">Fatti questi passaggi potrai inserire le funzioni di esercizio per lo studente, ora andremo a spiegare le scelte fatte in fase di sviluppo.</text:span></text:p>
          </draw:text-box>
        </draw:frame>
        <presentation:notes draw:style-name="dp2">
          <draw:page-thumbnail draw:name="Shape 49" draw:style-name="gr1" draw:layer="layout" svg:width="13.788cm" svg:height="10.34cm" svg:x="2.549cm" svg:y="2.068cm" draw:page-number="2"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9"><text:page-number>&lt;numero&gt;</text:page-number></text:span></text:p>
            </draw:text-box>
          </draw:frame>
        </presentation:notes>
      </draw:page>
      <draw:page draw:name="page3"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Tipologie di 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Gli esercizi sono suddivisi in due categorie che per comodità li chiameremo A e B.</text:span></text:p>
            <text:p text:style-name="P8"><text:span text:style-name="T6"/></text:p>
            <text:p text:style-name="P8"><text:span text:style-name="T6">Esercizi di Tipologia A: Gli esercizi di Tipologia A, presenta allo studente un grafico con una serie di funzioni che possono essere associate ad esse, in particolar modo la funzione viene letta dal file definito g1A ( NEL CASO DEL PRIMO GRADO)</text:span></text:p>
            <text:p text:style-name="P8"><text:span text:style-name="T6"/></text:p>
            <text:p text:style-name="P8"><text:span text:style-name="T6">Esercizi Tipologia B: Gli esercizi di Tipologia B, presenta allo studente una serie di grafici, ponendo come quesito l' identificazione del grafico della funzione specificata nella domanda.</text:span></text:p>
            <text:p text:style-name="P8"><text:span text:style-name="T6"/></text:p>
            <text:p text:style-name="P8"><text:span text:style-name="T6">NB: In caso l' Inserimento lato docente non è stato effettuato, le funzioni vengono generate randomicamente. In oltre anche le risposte e I quesisti vengono caricati in maniera random cosi da non permettere uno “studio a memoria” da parte dello studente</text:span></text:p>
          </draw:text-box>
        </draw:frame>
        <presentation:notes draw:style-name="dp2">
          <draw:page-thumbnail draw:name="Shape 49" draw:style-name="gr1" draw:layer="layout" svg:width="13.788cm" svg:height="10.34cm" svg:x="2.549cm" svg:y="2.068cm" draw:page-number="3"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9"><text:page-number>&lt;numero&gt;</text:page-number></text:span></text:p>
            </draw:text-box>
          </draw:frame>
        </presentation:notes>
      </draw:page>
      <draw:page draw:name="page4"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Tipologie di Inserimento Eserciz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Una funzione polinomiale si può presentare in svariate forme, in particolar modo ci siamo soffermati su due tipologie , Normale e Fattorizzato</text:span></text:p>
            <text:p text:style-name="P8"><text:span text:style-name="T6"/></text:p>
            <text:p text:style-name="P8"><text:span text:style-name="T6">Una volta svolto l'evalutazione del pacchetto, si avrà una schermata dove nella prima parte si puo scegliere la tipologia (le scelte fatte per lo sviluppo sono spiegate nella precedente slide), di default si avrà il caso di funzioni di primo grado, in ogni caso è possibile scegliere il grado e per farsi che le modifiche vengano prese ce bisogno di cliccare il tasto aggiorna.</text:span></text:p>
            <text:p text:style-name="P8"><text:span text:style-name="T6"/></text:p>
            <text:p text:style-name="P8"><text:span text:style-name="T6">Nella seconda sezione c' è la scelta della tipologia d'inserimento, Normale si tiene conto della funzione standard del polinomio (esempio equazioni di primo grado mx + q), o si può optare per inserire un polinomio fattorizzato (esempio a(x – b)(x-c)).</text:span></text:p>
            <text:p text:style-name="P8"><text:span text:style-name="T6">Nel caso del fattorizatto, la scelta del grado del fattore x sta al docente, esso può anche annullare un fattore (settando il grado a 0 e la variabile addizionale a 0), in ogni caso sarà svolto un controllo sulla funzione inserita per farsi che la funzione inserita coincida con il grado scelto </text:span></text:p>
            <text:p text:style-name="P8"><text:span text:style-name="T6"/></text:p>
            <text:p text:style-name="P8"><text:span text:style-name="T6"/></text:p>
          </draw:text-box>
        </draw:frame>
        <presentation:notes draw:style-name="dp2">
          <draw:page-thumbnail draw:name="Shape 49" draw:style-name="gr1" draw:layer="layout" svg:width="13.788cm" svg:height="10.34cm" svg:x="2.549cm" svg:y="2.068cm" draw:page-number="4"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9"><text:page-number>&lt;numero&gt;</text:page-number></text:span></text:p>
            </draw:text-box>
          </draw:frame>
        </presentation:notes>
      </draw:page>
      <draw:page draw:name="page5" draw:style-name="dp3" draw:master-page-name="OBJECT" presentation:presentation-page-layout-name="AL2T11">
        <office:forms form:automatic-focus="false" form:apply-design-mode="false"/>
        <draw:frame draw:name="Shape 53" presentation:style-name="pr4" draw:text-style-name="P7" draw:layer="layout" svg:width="22.859cm" svg:height="1.799cm" svg:x="1.27cm" svg:y="0.124cm" presentation:class="title" presentation:user-transformed="true">
          <draw:text-box>
            <text:p text:style-name="P1"><text:span text:style-name="T5">Inserire le Funzioni</text:span></text:p>
          </draw:text-box>
        </draw:frame>
        <draw:frame draw:name="Shape 54" presentation:style-name="pr5" draw:text-style-name="P9" draw:layer="layout" svg:width="22.859cm" svg:height="14.292cm" svg:x="1cm" svg:y="2.708cm" presentation:class="outline" presentation:user-transformed="true">
          <draw:text-box>
            <text:p text:style-name="P8"><text:span text:style-name="T6">Spiegato il ragionamento utilizzato per il controllo e la struttura dell' inserimento delle funzioni, vediamo come effettivamente inserire le funzioni e salvarla nel File.</text:span></text:p>
            <text:p text:style-name="P8"><text:span text:style-name="T6"/></text:p>
            <text:p text:style-name="P8"><text:span text:style-name="T7">PRIMO PASSO: </text:span><text:span text:style-name="T6">Scegliere il grado e la tipologia di esercizio, clicca Aggiorna</text:span></text:p>
            <text:p text:style-name="P8"><text:span text:style-name="T7"/></text:p>
            <text:p text:style-name="P8"><text:span text:style-name="T7">SECONDO PASSO: </text:span><text:span text:style-name="T6">Scegliere la tipologia(Normale, Fattorizzato),Riempire il form con I valori desiderati e cliccare Aggiungi</text:span></text:p>
            <text:p text:style-name="P8"><text:span text:style-name="T6"/></text:p>
            <text:p text:style-name="P8"><text:span text:style-name="T7">TERZO PASSO: </text:span><text:span text:style-name="T6">Ora sarà disponibile una lista con tutte le funzioni, del grado specificato appena inserite, se si vuole scrivere il nuovo file bisogna cliccare Exporta Lista</text:span></text:p>
            <text:p text:style-name="P8"><text:span text:style-name="T6"/></text:p>
            <text:p text:style-name="P8"><text:span text:style-name="T7">NB : </text:span><text:span text:style-name="T6">Ogni qualvolta che viene esportato una lista il file ad esso dedicato verrà sovrà scritto, inoltre se si decide di cambiare grado o tipologia di esercizio cliccando aggiorna, si perderà la lista se non è stata ancora esportata.</text:span></text:p>
            <text:p text:style-name="P8"><text:span text:style-name="T6"/></text:p>
            <text:p text:style-name="P8"><text:span text:style-name="T6"/></text:p>
          </draw:text-box>
        </draw:frame>
        <presentation:notes draw:style-name="dp2">
          <draw:page-thumbnail draw:name="Shape 49" draw:style-name="gr1" draw:layer="layout" svg:width="13.788cm" svg:height="10.34cm" svg:x="2.549cm" svg:y="2.068cm" draw:page-number="5" presentation:class="page"/>
          <draw:frame draw:name="Shape 50" presentation:style-name="pr6" draw:text-style-name="P6" draw:layer="layout" svg:width="15.098cm" svg:height="12.408cm" svg:x="1.892cm" svg:y="13.097cm" presentation:class="notes" presentation:placeholder="true" presentation:user-transformed="true">
            <draw:text-box/>
          </draw:frame>
          <draw:frame draw:name="Shape 51" presentation:style-name="pr7" draw:text-style-name="P11" draw:layer="layout" svg:width="8.183cm" svg:height="1.379cm" svg:x="10.694cm" svg:y="26.189cm" presentation:class="page-number" presentation:user-transformed="true">
            <draw:text-box>
              <text:p text:style-name="P10"><text:span text:style-name="T9"><text:page-number>&lt;numero&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Caladea" style:font-family-generic="roman" style:font-pitch="variable" fo:font-size="18pt" fo:font-style="normal" fo:text-shadow="none" style:text-underline-style="none" fo:font-weight="normal" style:letter-kerning="true" style:font-family-asian="Caladea" style:font-family-generic-asian="system" style:font-pitch-asian="variable" style:font-size-asian="18pt" style:font-style-asian="normal" style:font-weight-asian="normal" style:font-family-complex="Calade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ggetto_20_senza_20_riempimento_20_e_20_linea" style:display-name="Oggetto senza riempimento e li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solid" draw:fill-color="#ffffff"/>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background" style:family="presentation">
      <style:graphic-properties draw:stroke="none" draw:fill="solid" draw:fill-color="#ffffff"/>
      <style:text-properties style:letter-kerning="true"/>
    </style:style>
    <style:style style:name="OBJECT-backgroundobjects" style:family="presentation">
      <style:graphic-properties draw:textarea-horizontal-align="justify" draw:shadow="hidden" draw:shadow-offset-x="0.2cm" draw:shadow-offset-y="0.2cm" draw:shadow-color="#808080"/>
      <style:text-properties style:letter-kerning="true"/>
    </style:style>
    <style:style style:name="OBJECT-notes" style:family="presentation">
      <style:graphic-properties draw:stroke="none" draw:fill="none"/>
      <style:paragraph-properties fo:margin-left="0.6cm" fo:margin-right="0cm" fo:text-indent="-0.6cm"/>
      <style:text-properties style:use-window-font-color="true" style:text-outline="false" style:text-line-through-style="none" fo:font-family="Caladea" style:font-family-generic="roman" style:font-pitch="variable" fo:font-size="20pt" fo:font-style="normal" fo:text-shadow="none" style:text-underline-style="none" fo:font-weight="normal" style:letter-kerning="true" style:font-family-asian="Caladea" style:font-family-generic-asian="system" style:font-pitch-asian="variable" style:font-size-asian="20pt" style:font-style-asian="normal" style:font-weight-asian="normal" style:font-family-complex="Calade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OBJECT-outline1" style:family="presentation">
      <style:graphic-properties draw:stroke="none" draw:fill="none" draw:auto-grow-height="false">
        <text:list-style style:name="OBJEC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style style:name="OBJECT-outline2" style:family="presentation" style:parent-style-name="OBJECT-outline1">
      <style:paragraph-properties fo:margin-left="0cm" fo:margin-right="0cm" fo:margin-top="0.4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3" style:family="presentation" style:parent-style-name="OBJECT-outline2">
      <style:paragraph-properties fo:margin-left="0cm" fo:margin-right="0cm" fo:margin-top="0.3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4" style:family="presentation" style:parent-style-name="OBJECT-outline3">
      <style:paragraph-properties fo:margin-left="0cm" fo:margin-right="0cm" fo:margin-top="0.2cm" fo:margin-bottom="0cm" fo:line-height="100%" fo:text-align="start" fo:text-indent="0cm" style:writing-mode="lr-tb"/>
      <style:text-properties fo:color="#000000" style:text-line-through-style="none" style:text-position="0% 100%" fo:font-family="Arial" fo:font-size="14pt" fo:letter-spacing="normal" fo:font-style="normal" style:text-underline-style="none" fo:font-weight="normal" style:font-family-asian="Arial" style:font-size-asian="14pt" style:font-style-asian="normal" style:font-weight-asian="normal" style:font-family-complex="Arial" style:font-size-complex="14pt" style:font-style-complex="normal" style:font-weight-complex="normal"/>
    </style:style>
    <style:style style:name="OBJECT-outline5" style:family="presentation" style:parent-style-name="OBJECT-outline4">
      <style:paragraph-properties fo:margin-top="0.1cm" fo:margin-bottom="0cm"/>
      <style:text-properties fo:font-size="20pt" style:font-size-asian="20pt" style:font-size-complex="20pt"/>
    </style:style>
    <style:style style:name="OBJECT-outline6" style:family="presentation" style:parent-style-name="OBJECT-outline5">
      <style:paragraph-properties fo:margin-top="0.1cm" fo:margin-bottom="0cm"/>
      <style:text-properties fo:font-size="20pt" style:font-size-asian="20pt" style:font-size-complex="20pt"/>
    </style:style>
    <style:style style:name="OBJECT-outline7" style:family="presentation" style:parent-style-name="OBJECT-outline6">
      <style:paragraph-properties fo:margin-top="0.1cm" fo:margin-bottom="0cm"/>
      <style:text-properties fo:font-size="20pt" style:font-size-asian="20pt" style:font-size-complex="20pt"/>
    </style:style>
    <style:style style:name="OBJECT-outline8" style:family="presentation" style:parent-style-name="OBJECT-outline7">
      <style:paragraph-properties fo:margin-top="0.1cm" fo:margin-bottom="0cm"/>
      <style:text-properties fo:font-size="20pt" style:font-size-asian="20pt" style:font-size-complex="20pt"/>
    </style:style>
    <style:style style:name="OBJECT-outline9" style:family="presentation" style:parent-style-name="OBJECT-outline8">
      <style:paragraph-properties fo:margin-top="0.1cm" fo:margin-bottom="0cm"/>
      <style:text-properties fo:font-size="20pt" style:font-size-asian="20pt" style:font-size-complex="20pt"/>
    </style:style>
    <style:style style:name="OBJECT-subtitle" style:family="presentation">
      <style:graphic-properties draw:stroke="none" draw:fill="none" draw:textarea-vertical-align="middle">
        <text:list-style style:name="OBJEC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Caladea" style:font-family-generic="roman" style:font-pitch="variable" fo:font-size="32pt" fo:font-style="normal" fo:text-shadow="none" style:text-underline-style="none" fo:font-weight="normal" style:letter-kerning="true" style:font-family-asian="Caladea" style:font-family-generic-asian="system" style:font-pitch-asian="variable" style:font-size-asian="32pt" style:font-style-asian="normal" style:font-weight-asian="normal" style:font-family-complex="Calade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OBJECT-title" style:family="presentation">
      <style:graphic-properties draw:stroke="none" draw:fill="none" draw:textarea-vertical-align="middle">
        <text:list-style style:name="OBJEC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writing-mode="lr-tb"/>
      <style:text-properties fo:color="#000000" style:text-outline="false" style:text-line-through-style="none" style:text-position="0% 100%" fo:font-family="Arial" fo:font-size="14pt" fo:letter-spacing="normal" fo:font-style="normal" fo:text-shadow="none" style:text-underline-style="none" fo:font-weight="normal" style:letter-kerning="true" style:font-family-asian="Arial" style:font-size-asian="14pt" style:font-style-asian="normal" style:font-weight-asian="norm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76cm" svg:stroke-color="#cc0000" draw:stroke-linejoin="miter" draw:fill="none" draw:textarea-vertical-align="top" draw:auto-grow-height="false" fo:min-height="0cm" fo:min-width="0cm" fo:padding-top="0.125cm" fo:padding-bottom="0.125cm" fo:padding-left="0.25cm" fo:padding-right="0.25cm" fo:wrap-option="wrap"/>
    </style:style>
    <style:style style:name="Mgr5" style:family="graphic" style:parent-style-name="standard">
      <style:graphic-properties draw:stroke="solid" svg:stroke-width="0.053cm" svg:stroke-color="#5f5f5f" draw:stroke-linejoin="miter" draw:fill="none" draw:textarea-vertical-align="top" draw:auto-grow-height="false" fo:min-height="0cm" fo:min-width="0cm" fo:padding-top="0.125cm" fo:padding-bottom="0.125cm" fo:padding-left="0.25cm" fo:padding-right="0.25cm" fo:wrap-option="wrap"/>
    </style:style>
    <style:style style:name="Mpr1" style:family="presentation" style:parent-style-name="TITLE-title">
      <style:graphic-properties draw:stroke="none" svg:stroke-width="0cm" draw:fill="none" draw:textarea-vertical-align="top" draw:auto-grow-height="false" draw:fit-to-size="false" fo:min-height="3.181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OBJECT-title">
      <style:graphic-properties draw:stroke="none" svg:stroke-width="0.053cm" draw:stroke-linejoin="miter" draw:fill="none" draw:textarea-vertical-align="top" draw:auto-grow-height="false" draw:fit-to-size="false" fo:min-height="3.181cm" fo:padding-top="0.254cm" fo:padding-bottom="0.254cm" fo:padding-left="0.254cm" fo:padding-right="0.254cm" fo:wrap-option="wrap"/>
    </style:style>
    <style:style style:name="Mpr5" style:family="presentation" style:parent-style-name="OBJECT-backgroundobjects">
      <style:graphic-properties draw:stroke="none" draw:fill="none" draw:fill-color="#ffffff" draw:auto-grow-height="false" fo:min-height="1.378cm"/>
    </style:style>
    <style:style style:name="Mpr6" style:family="presentation" style:parent-style-name="OBJECT-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font-size="18pt"/>
    </style:style>
    <style:style style:name="MP4" style:family="paragraph">
      <style:paragraph-properties fo:text-align="start" style:font-independent-line-spacing="true"/>
      <style:text-properties fo:font-size="44pt"/>
    </style:style>
    <style:style style:name="MP5" style:family="paragraph">
      <style:paragraph-properties fo:text-align="start" style:font-independent-line-spacing="true"/>
      <style:text-properties fo:font-size="40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ero&gt;</text:page-number></text:span></text:p>
        </draw:text-box>
      </draw:frame>
    </style:handout-master>
    <style:master-page style:name="TITLE"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4" presentation:style-name="Mpr1" draw:text-style-name="MP4" draw:layer="backgroundobjects" svg:width="21.589cm" svg:height="4.082cm" svg:x="1.905cm" svg:y="5.918cm" presentation:class="title" presentation:user-transformed="true">
        <draw:text-box>
          <text:p/>
        </draw:text-box>
      </draw:frame>
      <draw:frame presentation:style-name="TITLE-outline1" draw:layer="backgroundobjects" svg:width="22.859cm" svg:height="11.048cm" svg:x="1.27cm" svg:y="4.457cm" presentation:class="outline" presentation:placeholder="true">
        <draw:text-box/>
      </draw:frame>
      <presentation:notes style:page-layout-name="PM2">
        <draw:page-thumbnail presentation:style-name="TITLE-title" draw:layer="backgroundobjects" svg:width="14.848cm" svg:height="11.136cm" svg:x="3.075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ero&gt;</text:page-number></text:span></text:p>
          </draw:text-box>
        </draw:frame>
      </presentation:notes>
    </style:master-page>
    <style:master-page style:name="OBJECT" style:page-layout-name="PM1" draw:style-name="Mdp1">
      <draw:frame draw:name="Shape 10" draw:style-name="Mgr3" draw:text-style-name="MP3" draw:layer="backgroundobjects" svg:width="1.498cm" svg:height="1.93cm" svg:x="0.3cm" svg:y="0.194cm">
        <draw:image xlink:href="Pictures/100000000000029400000350EAB24E643376E57B.jpg" xlink:type="simple" xlink:show="embed" xlink:actuate="onLoad">
          <text:p/>
        </draw:image>
      </draw:frame>
      <draw:custom-shape draw:name="Shape 11" draw:style-name="Mgr4" draw:text-style-name="MP3" draw:layer="backgroundobjects" svg:width="0.001cm" svg:height="2.124cm" svg:x="0.229cm" svg:y="0cm">
        <text:p/>
        <draw:enhanced-geometry draw:mirror-horizontal="false" draw:mirror-vertical="false" svg:viewBox="0 0 21600 21600" draw:type="mso-spt32" draw:enhanced-path="M 0 0 L 21600 21600 N"/>
      </draw:custom-shape>
      <draw:custom-shape draw:name="Shape 12" draw:style-name="Mgr5" draw:text-style-name="MP3" draw:layer="backgroundobjects" svg:width="22.96cm" svg:height="0.003cm" svg:x="0cm" svg:y="2.125cm">
        <text:p/>
        <draw:enhanced-geometry draw:mirror-horizontal="false" draw:mirror-vertical="false" svg:viewBox="0 0 21600 21600" draw:type="mso-spt32" draw:enhanced-path="M 0 0 L 21600 21600 N"/>
      </draw:custom-shape>
      <draw:frame draw:name="Shape 17" presentation:style-name="Mpr4" draw:text-style-name="MP5" draw:layer="backgroundobjects" svg:width="22.859cm" svg:height="1.799cm" svg:x="1.27cm" svg:y="0.124cm" presentation:class="title" presentation:user-transformed="true">
        <draw:text-box>
          <text:p/>
        </draw:text-box>
      </draw:frame>
      <draw:frame draw:name="Shape 18" presentation:style-name="OBJECT-outline1" draw:layer="backgroundobjects" svg:width="22.859cm" svg:height="14.292cm" svg:x="1.27cm" svg:y="2.724cm" presentation:class="outline" presentation:placeholder="true" presentation:user-transformed="true">
        <draw:text-box/>
      </draw:frame>
      <presentation:notes style:page-layout-name="PM2">
        <draw:page-thumbnail presentation:style-name="OBJECT-title" draw:layer="backgroundobjects" svg:width="13.785cm" svg:height="10.339cm" svg:x="2.548cm" svg:y="2.095cm" presentation:class="page"/>
        <draw:frame presentation:style-name="OBJECT-notes" draw:layer="backgroundobjects" svg:width="15.104cm" svg:height="12.407cm" svg:x="1.888cm" svg:y="13.097cm" presentation:class="notes" presentation:placeholder="true">
          <draw:text-box/>
        </draw:frame>
        <draw:frame presentation:style-name="Mpr5" draw:text-style-name="MP1" draw:layer="backgroundobjects" svg:width="8.193cm" svg:height="1.377cm" svg:x="0cm" svg:y="0cm" presentation:class="header">
          <draw:text-box>
            <text:p text:style-name="MP1"><text:span text:style-name="MT1"><presentation:header/></text:span></text:p>
          </draw:text-box>
        </draw:frame>
        <draw:frame presentation:style-name="Mpr5" draw:text-style-name="MP2" draw:layer="backgroundobjects" svg:width="8.193cm" svg:height="1.377cm" svg:x="10.688cm" svg:y="0cm" presentation:class="date-time">
          <draw:text-box>
            <text:p text:style-name="MP2"><text:span text:style-name="MT1"><presentation:date-time/></text:span></text:p>
          </draw:text-box>
        </draw:frame>
        <draw:frame presentation:style-name="Mpr6" draw:text-style-name="MP1" draw:layer="backgroundobjects" svg:width="8.193cm" svg:height="1.377cm" svg:x="0cm" svg:y="26.196cm" presentation:class="footer">
          <draw:text-box>
            <text:p text:style-name="MP1"><text:span text:style-name="MT1"><presentation:footer/></text:span></text:p>
          </draw:text-box>
        </draw:frame>
        <draw:frame presentation:style-name="Mpr6" draw:text-style-name="MP2" draw:layer="backgroundobjects" svg:width="8.193cm" svg:height="1.377cm" svg:x="10.688cm" svg:y="26.196cm" presentation:class="page-number">
          <draw:text-box>
            <text:p text:style-name="MP2"><text:span text:style-name="MT1"><text:page-number>&lt;nu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4.1.5$Win32 OpenOffice.org_project/415m1$Build-9789</meta:generator>
    <dc:date>2018-05-30T15:31:45.55</dc:date>
    <dc:creator>Alessio Francesconi</dc:creator>
    <meta:editing-duration>PT5H58M50S</meta:editing-duration>
    <meta:editing-cycles>6</meta:editing-cycles>
    <meta:document-statistic meta:object-count="56"/>
  </office:meta>
</office:document-meta>
</file>